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4.209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6.599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8.613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6.21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pair-qu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Reviews/Rating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Not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onry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tonemasons</text:p>
          </table:table-cell>
          <table:table-cell office:value-type="string" calcext:value-type="string">
            <text:p>Ltd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Trusted</text:p>
          </table:table-cell>
          <table:table-cell office:value-type="string" calcext:value-type="string">
            <text:p>Trader<text:tab/>5.0/5<text:tab/>(22<text:tab/>reviews)<text:tab/>Masonry<text:tab/>repair<text:tab/><text:tab/>repointing<text:tab/><text:tab/>masonry<text:tab/>cracks<text:tab/>0131 261 6602<text:tab/><text:tab/>07540 287 966<text:tab/>Vetted<text:tab/>trader<text:tab/>:contentReference[oaicite:1]{index=1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onr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erris</text:p>
          </table:table-cell>
          <table:table-cell office:value-type="string" calcext:value-type="string">
            <text:p>Stonemasonry</text:p>
          </table:table-cell>
          <table:table-cell office:value-type="string" calcext:value-type="string">
            <text:p>Trusted</text:p>
          </table:table-cell>
          <table:table-cell office:value-type="string" calcext:value-type="string">
            <text:p>Trader</text:p>
          </table:table-cell>
          <table:table-cell office:value-type="string" calcext:value-type="string">
            <text:p>4.9/5<text:tab/>(28<text:tab/>reviews)<text:tab/>Stone<text:tab/>repair<text:tab/><text:tab/>steps<text:tab/><text:tab/>lintels<text:tab/>0131 661 7757<text:tab/><text:tab/>07515 152 040<text:tab/>Reddit-recommended<text:tab/>“TJ<text:tab/>Ferris”<text:tab/>:contentReference[oaicite:2]{index=2}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onry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Ltd</text:p>
          </table:table-cell>
          <table:table-cell office:value-type="string" calcext:value-type="string">
            <text:p>Trusted</text:p>
          </table:table-cell>
          <table:table-cell office:value-type="string" calcext:value-type="string">
            <text:p>Trader</text:p>
          </table:table-cell>
          <table:table-cell office:value-type="string" calcext:value-type="string">
            <text:p>5.0/5<text:tab/>(37<text:tab/>reviews)<text:tab/>Stone<text:tab/>repair<text:tab/>and<text:tab/>repointing<text:tab/>0131 259 9853<text:tab/><text:tab/>07412 300 030<text:tab/>Vetted<text:tab/>trader<text:tab/>:contentReference[oaicite:3]{index=3}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onry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Ltd</text:p>
          </table:table-cell>
          <table:table-cell office:value-type="string" calcext:value-type="string">
            <text:p>Trusted</text:p>
          </table:table-cell>
          <table:table-cell office:value-type="string" calcext:value-type="string">
            <text:p>Trader</text:p>
          </table:table-cell>
          <table:table-cell office:value-type="string" calcext:value-type="string">
            <text:p>5.0/5<text:tab/>(62<text:tab/>reviews)<text:tab/>Stone<text:tab/>masonry<text:tab/>repairs<text:tab/>5 South Charlotte St<text:tab/><text:tab/>Edinburgh<text:tab/><text:tab/>Vetted<text:tab/>trader<text:tab/>:contentReference[oaicite:4]{index=4}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onry</text:p>
          </table:table-cell>
          <table:table-cell office:value-type="string" calcext:value-type="string">
            <text:p>Marionville</text:p>
          </table:table-cell>
          <table:table-cell office:value-type="string" calcext:value-type="string">
            <text:p>Masonry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Rowan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heckatrade</text:p>
          </table:table-cell>
          <table:table-cell office:value-type="string" calcext:value-type="string">
            <text:p>9.5/10<text:tab/>(52<text:tab/>rev.)<text:tab/>Lime<text:tab/>mortar<text:tab/>pointing<text:tab/><text:tab/>lintel/stone<text:tab/>replacement<text:tab/>07458 194188<text:tab/><text:tab/>0131 370 3491<text:tab/>“Marionville masonry absolutely amazing tradesman”<text:tab/>:contentReference[oaicite:5]{index=5}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onr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sonry</text:p>
          </table:table-cell>
          <table:table-cell office:value-type="string" calcext:value-type="string">
            <text:p>IndustryOversight</text:p>
          </table:table-cell>
          <table:table-cell office:value-type="string" calcext:value-type="string">
            <text:p>li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eps<text:tab/><text:tab/>walling<text:tab/>&amp;<text:tab/>repair<text:tab/>n/a<text:tab/>Good<text:tab/>project<text:tab/>feedback<text:tab/>:contentReference[oaicite:6]{index=6}<text:tab/>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onr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Inne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tonemasonry</text:p>
          </table:table-cell>
          <table:table-cell office:value-type="string" calcext:value-type="string">
            <text:p>IndustryOversight</text:p>
          </table:table-cell>
          <table:table-cell office:value-type="string" calcext:value-type="string">
            <text:p>listing<text:tab/>n/a<text:tab/>Listed<text:tab/>building<text:tab/>lime<text:tab/>mortar<text:tab/>&amp;<text:tab/>stonework<text:tab/>n/a<text:tab/>Positive<text:tab/>review<text:tab/>:contentReference[oaicite:7]{index=7}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sterin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Plastering</text:p>
          </table:table-cell>
          <table:table-cell office:value-type="string" calcext:value-type="string">
            <text:p>Checkatrade</text:p>
          </table:table-cell>
          <table:table-cell office:value-type="string" calcext:value-type="string">
            <text:p>9.67/10</text:p>
          </table:table-cell>
          <table:table-cell office:value-type="string" calcext:value-type="string">
            <text:p>(23</text:p>
          </table:table-cell>
          <table:table-cell office:value-type="string" calcext:value-type="string">
            <text:p>reviews)<text:tab/>Full<text:tab/>plastering<text:tab/><text:tab/>skimming<text:tab/><text:tab/>ceiling/alcove<text:tab/>repairs<text:tab/><text:tab/>Listed<text:tab/>high-rated<text:tab/>:contentReference[oaicite:8]{index=8}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stering</text:p>
          </table:table-cell>
          <table:table-cell office:value-type="string" calcext:value-type="string">
            <text:p>Probuild</text:p>
          </table:table-cell>
          <table:table-cell office:value-type="string" calcext:value-type="string">
            <text:p>Contracts</text:p>
          </table:table-cell>
          <table:table-cell office:value-type="string" calcext:value-type="string">
            <text:p>Checkatrade</text:p>
          </table:table-cell>
          <table:table-cell office:value-type="string" calcext:value-type="string">
            <text:p>9.94/10</text:p>
          </table:table-cell>
          <table:table-cell office:value-type="string" calcext:value-type="string">
            <text:p>(55</text:p>
          </table:table-cell>
          <table:table-cell office:value-type="string" calcext:value-type="string">
            <text:p>rev.)</text:p>
          </table:table-cell>
          <table:table-cell office:value-type="string" calcext:value-type="string">
            <text:p>Plastering<text:tab/><text:tab/>screeding<text:tab/><text:tab/>ceilings<text:tab/><text:tab/>Top-rated<text:tab/>firm<text:tab/>:contentReference[oaicite:9]{index=9}<text:tab/><text:tab/>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stering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ornice</text:p>
          </table:table-cell>
          <table:table-cell office:value-type="string" calcext:value-type="string">
            <text:p>(Scot)</text:p>
          </table:table-cell>
          <table:table-cell office:value-type="string" calcext:value-type="string">
            <text:p>Ltd</text:p>
          </table:table-cell>
          <table:table-cell office:value-type="string" calcext:value-type="string">
            <text:p>Checkatrade</text:p>
          </table:table-cell>
          <table:table-cell office:value-type="string" calcext:value-type="string">
            <text:p>9.21–9.26/10</text:p>
          </table:table-cell>
          <table:table-cell office:value-type="string" calcext:value-type="string">
            <text:p>(28<text:tab/>rev.)<text:tab/>Plaster<text:tab/>mouldings<text:tab/><text:tab/>dry<text:tab/>lining<text:tab/><text:tab/>Venetian<text:tab/><text:tab/>Well-reviewed<text:tab/>:contentReference[oaicite:10]{index=10}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sterin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lastering</text:p>
          </table:table-cell>
          <table:table-cell office:value-type="string" calcext:value-type="string">
            <text:p>Checkatrade</text:p>
          </table:table-cell>
          <table:table-cell office:value-type="string" calcext:value-type="string">
            <text:p>9.39–9.43/10</text:p>
          </table:table-cell>
          <table:table-cell office:value-type="string" calcext:value-type="string">
            <text:p>(29–32</text:p>
          </table:table-cell>
          <table:table-cell office:value-type="string" calcext:value-type="string">
            <text:p>rev.)<text:tab/>Lath<text:tab/>plastering<text:tab/><text:tab/>Artex<text:tab/><text:tab/>waterproof<text:tab/>plastering<text:tab/><text:tab/>Trusted<text:tab/>plasterers<text:tab/>:contentReference[oaicite:11]{index=11}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stering</text:p>
          </table:table-cell>
          <table:table-cell office:value-type="string" calcext:value-type="string">
            <text:p>Slav</text:p>
          </table:table-cell>
          <table:table-cell office:value-type="string" calcext:value-type="string">
            <text:p>Renovations</text:p>
          </table:table-cell>
          <table:table-cell office:value-type="string" calcext:value-type="string">
            <text:p>Ltd</text:p>
          </table:table-cell>
          <table:table-cell office:value-type="string" calcext:value-type="string">
            <text:p>Checkatrade</text:p>
          </table:table-cell>
          <table:table-cell office:value-type="string" calcext:value-type="string">
            <text:p>9.89/10</text:p>
          </table:table-cell>
          <table:table-cell office:value-type="string" calcext:value-type="string">
            <text:p>(100</text:p>
          </table:table-cell>
          <table:table-cell office:value-type="string" calcext:value-type="string">
            <text:p>reviews)<text:tab/>Plastering<text:tab/><text:tab/>Artex<text:tab/><text:tab/>dry<text:tab/>lining<text:tab/><text:tab/>Highly<text:tab/>rated<text:tab/>:contentReference[oaicite:12]{index=12}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stering</text:p>
          </table:table-cell>
          <table:table-cell office:value-type="string" calcext:value-type="string">
            <text:p>HCMK</text:p>
          </table:table-cell>
          <table:table-cell office:value-type="string" calcext:value-type="string">
            <text:p>Plastering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rating</text:p>
          </table:table-cell>
          <table:table-cell office:value-type="string" calcext:value-type="string">
            <text:p>Checkatrade</text:p>
          </table:table-cell>
          <table:table-cell table:style-name="ce2" office:value-type="string" calcext:value-type="string">
            <text:p>10/10</text:p>
          </table:table-cell>
          <table:table-cell office:value-type="string" calcext:value-type="string">
            <text:p>(11<text:tab/>reviews)<text:tab/>Plastering<text:tab/><text:tab/>coving<text:tab/><text:tab/>lime<text:tab/>plastering<text:tab/><text:tab/>Top<text:tab/>score<text:tab/>:contentReference[oaicite:13]{index=13}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sterin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ering</text:p>
          </table:table-cell>
          <table:table-cell office:value-type="string" calcext:value-type="string">
            <text:p>Checkatrade</text:p>
          </table:table-cell>
          <table:table-cell office:value-type="string" calcext:value-type="string">
            <text:p>9.85–9.86/10</text:p>
          </table:table-cell>
          <table:table-cell office:value-type="string" calcext:value-type="string">
            <text:p>(26–27</text:p>
          </table:table-cell>
          <table:table-cell office:value-type="string" calcext:value-type="string">
            <text:p>rev.)<text:tab/>Tape<text:tab/><text:tab/>jointing<text:tab/><text:tab/>hard<text:tab/>ceilings<text:tab/><text:tab/>Great<text:tab/>dry<text:tab/>lining<text:tab/>:contentReference[oaicite:14]{index=14}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sterin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Watt</text:p>
          </table:table-cell>
          <table:table-cell office:value-type="string" calcext:value-type="string">
            <text:p>Plastering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usted<text:tab/>Trader<text:tab/>n/a<text:tab/>Artex<text:tab/><text:tab/>plaster<text:tab/>rework<text:tab/><text:tab/>Strong<text:tab/>vetted<text:tab/>feedback<text:tab/>:contentReference[oaicite:15]{index=15}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stering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Plastering</text:p>
          </table:table-cell>
          <table:table-cell office:value-type="string" calcext:value-type="string">
            <text:p>Trusted</text:p>
          </table:table-cell>
          <table:table-cell office:value-type="string" calcext:value-type="string">
            <text:p>Trad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skimming<text:tab/><text:tab/>plaster<text:tab/>repairs<text:tab/><text:tab/>Positive<text:tab/>user<text:tab/>comments<text:tab/>:contentReference[oaicite:16]{index=16}<text:tab/><text:tab/>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stering</text:p>
          </table:table-cell>
          <table:table-cell office:value-type="string" calcext:value-type="string">
            <text:p>Lothian</text:p>
          </table:table-cell>
          <table:table-cell office:value-type="string" calcext:value-type="string">
            <text:p>Plaster</text:p>
          </table:table-cell>
          <table:table-cell office:value-type="string" calcext:value-type="string">
            <text:p>Ltd</text:p>
          </table:table-cell>
          <table:table-cell office:value-type="string" calcext:value-type="string">
            <text:p>MyBuilder</text:p>
          </table:table-cell>
          <table:table-cell office:value-type="string" calcext:value-type="string">
            <text:p>5★</text:p>
          </table:table-cell>
          <table:table-cell office:value-type="string" calcext:value-type="string">
            <text:p>(6</text:p>
          </table:table-cell>
          <table:table-cell office:value-type="string" calcext:value-type="string">
            <text:p>reviews)<text:tab/>Skimming<text:tab/><text:tab/>patch<text:tab/>&amp;<text:tab/>repair<text:tab/><text:tab/>Consistently<text:tab/>5-star<text:tab/>:contentReference[oaicite:17]{index=17}<text:tab/>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oration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ecorators</text:p>
          </table:table-cell>
          <table:table-cell office:value-type="string" calcext:value-type="string">
            <text:p>(Patrick)</text:p>
          </table:table-cell>
          <table:table-cell office:value-type="string" calcext:value-type="string">
            <text:p>Checkatrade</text:p>
          </table:table-cell>
          <table:table-cell office:value-type="string" calcext:value-type="string">
            <text:p>9.83/10</text:p>
          </table:table-cell>
          <table:table-cell office:value-type="string" calcext:value-type="string">
            <text:p>(24</text:p>
          </table:table-cell>
          <table:table-cell office:value-type="string" calcext:value-type="string">
            <text:p>rev.)<text:tab/>Painting<text:tab/><text:tab/>internal/external<text:tab/>decoration<text:tab/><text:tab/>doorframe<text:tab/>repairs<text:tab/><text:tab/>Highly<text:tab/>recommended<text:tab/>:contentReference[oaicite:18]{index=18}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oration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Ltd</text:p>
          </table:table-cell>
          <table:table-cell office:value-type="string" calcext:value-type="string">
            <text:p>FreeInd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P<text:tab/>&amp;<text:tab/>D<text:tab/>services<text:tab/>including<text:tab/>minor<text:tab/>repairs<text:tab/><text:tab/>Well-reviewed<text:tab/>:contentReference[oaicite:19]{index=19}<text:tab/>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oration</text:p>
          </table:table-cell>
          <table:table-cell office:value-type="string" calcext:value-type="string">
            <text:p>Redhall</text:p>
          </table:table-cell>
          <table:table-cell office:value-type="string" calcext:value-type="string">
            <text:p>Decorating</text:p>
          </table:table-cell>
          <table:table-cell office:value-type="string" calcext:value-type="string">
            <text:p>FreeIndex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<text:tab/>D<text:tab/><text:tab/>wallpaper<text:tab/>stripping<text:tab/><text:tab/>Premium<text:tab/>member<text:tab/>:contentReference[oaicite:20]{index=20}<text:tab/><text:tab/>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oration</text:p>
          </table:table-cell>
          <table:table-cell office:value-type="string" calcext:value-type="string">
            <text:p>Liberto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FreeInde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<text:tab/>spraying<text:tab/>cornices<text:tab/><text:tab/>Experienced<text:tab/>decorators<text:tab/>:contentReference[oaicite:21]{index=21}<text:tab/><text:tab/><text:tab/><text:tab/>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oration</text:p>
          </table:table-cell>
          <table:table-cell office:value-type="string" calcext:value-type="string">
            <text:p>D&amp;B</text:p>
          </table:table-cell>
          <table:table-cell office:value-type="string" calcext:value-type="string">
            <text:p>Decorating</text:p>
          </table:table-cell>
          <table:table-cell office:value-type="string" calcext:value-type="string">
            <text:p>FreeInde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Interior/exterior</text:p>
          </table:table-cell>
          <table:table-cell office:value-type="string" calcext:value-type="string">
            <text:p>painting<text:tab/><text:tab/>wallpapering<text:tab/><text:tab/>Trusted<text:tab/>trades<text:tab/>:contentReference[oaicite:22]{index=22}<text:tab/><text:tab/><text:tab/><text:tab/>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oration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McIlroy</text:p>
          </table:table-cell>
          <table:table-cell office:value-type="string" calcext:value-type="string">
            <text:p>Redditsourced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Painter/Decorator</text:p>
          </table:table-cell>
          <table:table-cell office:value-type="string" calcext:value-type="string">
            <text:p>including</text:p>
          </table:table-cell>
          <table:table-cell office:value-type="string" calcext:value-type="string">
            <text:p>plastering<text:tab/>–<text:tab/>“Calvin<text:tab/>McIlroy<text:tab/>…<text:tab/>sound<text:tab/>to<text:tab/>deal<text:tab/>with<text:tab/>and<text:tab/>well<text:tab/>priced”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oration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Reddit-sourced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Painter/Decorator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“FD<text:tab/>Decor.<text:tab/>Lovely<text:tab/>guy<text:tab/><text:tab/>great<text:tab/>value<text:tab/>…<text:tab/>upfront.”<text:tab/><text:tab/>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oration</text:p>
          </table:table-cell>
          <table:table-cell office:value-type="string" calcext:value-type="string">
            <text:p>Hamills</text:p>
          </table:table-cell>
          <table:table-cell office:value-type="string" calcext:value-type="string">
            <text:p>(Musselburgh)</text:p>
          </table:table-cell>
          <table:table-cell office:value-type="string" calcext:value-type="string">
            <text:p>Reddit-sourced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Whole-house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decorating<text:tab/>–<text:tab/>“Hamills<text:tab/>from<text:tab/>Musselburgh.<text:tab/>Not<text:tab/>the<text:tab/>cheapest<text:tab/>but<text:tab/>very<text:tab/>good.”<text:tab/><text:tab/><text:tab/><text:tab/><text:tab/><text:tab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oration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(Andrew)</text:p>
          </table:table-cell>
          <table:table-cell office:value-type="string" calcext:value-type="string">
            <text:p>Reddit-sourced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&amp;<text:tab/>redecorate<text:tab/>ceilings/walls<text:tab/>–<text:tab/>“Edinburgh<text:tab/>Decor<text:tab/><text:tab/>ask<text:tab/>for<text:tab/>Andrew.<text:tab/>Outstanding<text:tab/>job<text:tab/>…”<text:tab/>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7-08T13:49:31.793959115</dc:date>
    <meta:editing-duration>PT4M23S</meta:editing-duration>
    <meta:editing-cycles>4</meta:editing-cycles>
    <meta:document-statistic meta:table-count="1" meta:cell-count="216" meta:object-count="0"/>
  </office:meta>
</office:document-meta>
</file>